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2000000820E7EC7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style:font-name="Times New Roman"/>
    </style:style>
    <style:style style:name="P8" style:family="paragraph" style:parent-style-name="Text_20_body" style:list-style-name="WW8Num7">
      <style:text-properties style:font-name="Times New Roman"/>
    </style:style>
    <style:style style:name="P9" style:family="paragraph" style:parent-style-name="Text_20_body" style:list-style-name="WW8Num2">
      <style:text-properties style:font-name="Times New Roman"/>
    </style:style>
    <style:style style:name="P10" style:family="paragraph" style:parent-style-name="Text_20_body" style:list-style-name="WW8Num6">
      <style:text-properties style:font-name="Times New Roman"/>
    </style:style>
    <style:style style:name="P11" style:family="paragraph" style:parent-style-name="Text_20_body" style:list-style-name="WW8Num5">
      <style:text-properties style:font-name="Times New Roman"/>
    </style:style>
    <style:style style:name="P12" style:family="paragraph" style:parent-style-name="Title" style:master-page-name="Standard">
      <style:paragraph-properties style:page-number="auto"/>
      <style:text-properties style:font-name="Times New Roman"/>
    </style:style>
    <style:style style:name="P13" style:family="paragraph" style:parent-style-name="Heading_20_2">
      <style:text-properties style:font-name="Times New Roman"/>
    </style:style>
    <style:style style:name="P14" style:family="paragraph" style:parent-style-name="Heading_20_1"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emória Virtual<text:line-break/>Caso de Uso: &lt;nome caso de uso&gt;</text:p>
      <text:h text:style-name="P14" text:outline-level="1">Breve Descrição</text:h>
      <text:p text:style-name="P7">&lt;breve descrição do caso de uso&gt;</text:p>
      <text:h text:style-name="P14" text:outline-level="1">Breve Descrição dos Atores</text:h>
      <text:h text:style-name="P13" text:outline-level="2">&lt;Nome do ator 1&gt;</text:h>
      <text:h text:style-name="P14" text:outline-level="1">Pré-condições</text:h>
      <text:p text:style-name="P7">&lt;pré-condição 1&gt;</text:p>
      <text:h text:style-name="P14" text:outline-level="1">Fluxo Básico de eventos</text:h>
      <text:list xml:id="list152162512475137382" text:style-name="WW8Num7">
        <text:list-item>
          <text:p text:style-name="P8">O caso de uso começa quando o &lt;ator&gt;, &lt;faz algo&gt;…</text:p>
        </text:list-item>
        <text:list-item>
          <text:p text:style-name="P8">&lt;passo 1 do fluxo básico&gt;</text:p>
        </text:list-item>
        <text:list-item>
          <text:p text:style-name="P8">… </text:p>
        </text:list-item>
        <text:list-item>
          <text:p text:style-name="P8">&lt;passo n do fluxo básico&gt;</text:p>
        </text:list-item>
        <text:list-item>
          <text:p text:style-name="P8">O caso de uso termina.</text:p>
        </text:list-item>
      </text:list>
      <text:h text:style-name="P14" text:outline-level="1">Fluxos Alternativos</text:h>
      <text:h text:style-name="P13" text:outline-level="2">&lt;Fluxo Alternativo 1&gt;</text:h>
      <text:p text:style-name="P7">Se no passo &lt;x&gt; do fluxo básico o &lt;ator ou sistema faz algo&gt;, entao </text:p>
      <text:list xml:id="list4399239431548208937" text:style-name="WW8Num2">
        <text:list-item>
          <text:p text:style-name="P9">&lt;descreva o fluxo&gt; <text:s/></text:p>
        </text:list-item>
        <text:list-item>
          <text:p text:style-name="P9">O caso de uso retorna ao passo &lt;y&gt;</text:p>
        </text:list-item>
      </text:list>
      <text:h text:style-name="P14" text:outline-level="1">Subfluxos </text:h>
      <text:h text:style-name="P13" text:outline-level="2">&lt;subfluxos 1&gt;</text:h>
      <text:list xml:id="list4298145388593493617" text:style-name="WW8Num6">
        <text:list-item>
          <text:p text:style-name="P10">&lt;subfluxo 1, passo 1&gt;</text:p>
        </text:list-item>
        <text:list-item>
          <text:p text:style-name="P10">…</text:p>
        </text:list-item>
        <text:list-item>
          <text:p text:style-name="P10">&lt;subfluxo 1, passo n&gt;</text:p>
        </text:list-item>
      </text:list>
      <text:h text:style-name="P14" text:outline-level="1">Cenários</text:h>
      <text:h text:style-name="P13" text:outline-level="2">&lt;Cenário 1&gt;</text:h>
      <text:list xml:id="list4430658241943514187" text:style-name="WW8Num5">
        <text:list-item>
          <text:p text:style-name="P11">&lt;cenário 1, passo 1&gt;</text:p>
        </text:list-item>
        <text:list-item>
          <text:p text:style-name="P11">…</text:p>
        </text:list-item>
        <text:list-item>
          <text:p text:style-name="P11">&lt;cenário 1, passo n&gt;</text:p>
        </text:list-item>
      </text:list>
      <text:h text:style-name="P14" text:outline-level="1">Pós-condições</text:h>
      <text:h text:style-name="P13" text:outline-level="2">&lt;pós-condição 1&gt;</text:h>
      <text:h text:style-name="P14" text:outline-level="1">Requisitos especiais</text:h>
      <text:p text:style-name="P7">&lt;Requisito especial 1&gt;</text:p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min-row-height="0.896cm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- 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<text:s text:c="2"/>Data: <text:s/>&lt;dd/mm/aa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7</meta:editing-cycles>
    <meta:editing-duration>PT17M45S</meta:editing-duration>
    <meta:generator>LibreOffice/4.3.3.2$Linux_X86_64 LibreOffice_project/430m0$Build-2</meta:generator>
    <dc:date>2016-11-30T16:44:22.333171818</dc:date>
    <dc:creator>computeiro </dc:creator>
    <meta:document-statistic meta:table-count="2" meta:image-count="1" meta:object-count="0" meta:page-count="2" meta:paragraph-count="39" meta:word-count="169" meta:character-count="850" meta:non-whitespace-character-count="735"/>
  </office:meta>
</office:document-meta>
</file>